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f27a7" officeooo:paragraph-rsid="001f27a7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fd497" officeooo:paragraph-rsid="001fd497" style:font-size-asian="12pt" style:font-size-complex="12pt"/>
    </style:style>
    <style:style style:name="P5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font-weight="bold" officeooo:rsid="001f27a7" officeooo:paragraph-rsid="001f27a7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font-weight="bold" officeooo:paragraph-rsid="001f27a7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bold" officeooo:rsid="001fd497" officeooo:paragraph-rsid="001fd497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bold" officeooo:paragraph-rsid="001fd497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1fd497" officeooo:paragraph-rsid="001fd497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2137b5" officeooo:paragraph-rsid="002137b5" style:font-size-asian="12pt" style:font-weight-asian="normal" style:font-size-complex="12pt" style:font-weight-complex="normal"/>
    </style:style>
    <style:style style:name="T1" style:family="text">
      <style:text-properties officeooo:rsid="001f27a7"/>
    </style:style>
    <style:style style:name="T2" style:family="text">
      <style:text-properties officeooo:rsid="001fd497"/>
    </style:style>
    <style:style style:name="T3" style:family="text">
      <style:text-properties fo:font-weight="normal" officeooo:rsid="001fd49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on 9:</text:p>
      <text:p text:style-name="P1">Pig</text:p>
      <text:p text:style-name="Standard"/>
      <text:p text:style-name="Standard"/>
      <text:p text:style-name="P5"><text:span text:style-name="T1">1.</text:span>What is the total amount of petrol in volume sold by every distributer?</text:p>
      <text:p text:style-name="P5"/>
      <text:p text:style-name="P3">P = load '/user/hdusr/project1/petrol' using PigStorage(',') as (District_ID:chararray,Distributer_name:chararray,Buy_rate:chararray,Sell_rate:chararray,volumeIn:int,volumeOut:int,year:int);</text:p>
      <text:p text:style-name="P3"></text:p>
      <text:p text:style-name="P3">ds = group P by Distributer_name;</text:p>
      <text:p text:style-name="P3"></text:p>
      <text:p text:style-name="P3">to = foreach ds generate group, SUM(P.volumeOut);</text:p>
      <text:p text:style-name="P3"/>
      <text:p text:style-name="P4">Dump to</text:p>
      <text:p text:style-name="P4"/>
      <text:p text:style-name="P4">(shell,69266)</text:p>
      <text:p text:style-name="P4">(Bharat,83662)</text:p>
      <text:p text:style-name="P4">(reliance,76558)</text:p>
      <text:p text:style-name="P4">(hindustan,70944)</text:p>
      <text:p text:style-name="P3"/>
      <text:p text:style-name="P3"/>
      <text:p text:style-name="P7"><text:span text:style-name="T1">2.</text:span>Which are the top 10 distributersID's for selling petrol? Also display the amount of petrol sold in volume.</text:p>
      <text:p text:style-name="P6"/>
      <text:p text:style-name="P8"></text:p>
      <text:p text:style-name="P11">oo = order P by volumeOut desc;</text:p>
      <text:p text:style-name="P11"></text:p>
      <text:p text:style-name="P11">top = foreach oo generate District_ID,volumeOut;</text:p>
      <text:p text:style-name="P11"></text:p>
      <text:p text:style-name="P11">lim = LIMIT top 10;</text:p>
      <text:p text:style-name="P10"/>
      <text:p text:style-name="P11">Dump lim</text:p>
      <text:p text:style-name="P11">(+S8W 0P4,899)</text:p>
      <text:p text:style-name="P11">(+T1A 9W4,899)</text:p>
      <text:p text:style-name="P11">(+V8U 2T6,898)</text:p>
      <text:p text:style-name="P11">(+O8A 6Z5,897)</text:p>
      <text:p text:style-name="P11">(+O9P 9S3,897)</text:p>
      <text:p text:style-name="P11">(+F6W 6H3,896)</text:p>
      <text:p text:style-name="P11">(+M6S 1P4,895)</text:p>
      <text:p text:style-name="P11">(+J4M 4G3,895)</text:p>
      <text:p text:style-name="P11">(+E6O 9P1,895)</text:p>
      <text:p text:style-name="P11">(+N5Q 8E5,895)</text:p>
      <text:p text:style-name="P5"/>
      <text:p text:style-name="P5">3.List 10 years where consumption of petrol is more with the distributer id who sold it</text:p>
      <text:p text:style-name="P5"/>
      <text:p text:style-name="P11">in = filter P by volumeIn &gt; volumeOut;</text:p>
      <text:p text:style-name="P11"></text:p>
      <text:p text:style-name="P11">ye = group in by (District_ID,year);</text:p>
      <text:p text:style-name="P11"></text:p>
      <text:p text:style-name="P11">yli = LIMIT ye 10;</text:p>
      <text:p text:style-name="P11"><text:soft-page-break/>Dump yli</text:p>
      <text:p text:style-name="P11"/>
      <text:p text:style-name="P11">((+A0I 5Q8,1756),{(+A0I 5Q8,reliance,$879.35,$11789.66,1055,818,1756)})</text:p>
      <text:p text:style-name="P11">((+A0M 0G6,1999),{(+A0M 0G6,Bharat,$899.27,$11590.58,930,691,1999)})</text:p>
      <text:p text:style-name="P11">((+A0P 2M4,1917),{(+A0P 2M4,Bharat,$840.81,$9564.21,952,662,1917)})</text:p>
      <text:p text:style-name="P11">((+A0V 7Q3,1942),{(+A0V 7Q3,Bharat,$854.65,$2991.80,1089,880,1942)})</text:p>
      <text:p text:style-name="P11">((+A0X 9H9,1784),{(+A0X 9H9,hindustan,$899.94,$3753.08,1048,625,1784)})</text:p>
      <text:p text:style-name="P11">((+A2M 7X9,1776),{(+A2M 7X9,hindustan,$808.51,$7109.03,1048,858,1776)})</text:p>
      <text:p text:style-name="P11">((+A2S 5V8,1752),{(+A2S 5V8,shell,$878.95,$11492.82,1011,849,1752)})</text:p>
      <text:p text:style-name="P11">((+A2W 5W2,1878),{(+A2W 5W2,reliance,$860.95,$2842.42,1053,764,1878)})</text:p>
      <text:p text:style-name="P11">((+A4U 9B2,2014),{(+A4U 9B2,hindustan,$912.71,$6974.14,931,731,2014)})</text:p>
      <text:p text:style-name="P11">((+A5Q 3H2,1742),{(+A5Q 3H2,Bharat,$890.25,$9382.24,1093,870,1742)})</text:p>
      <text:p text:style-name="P11"/>
      <text:p text:style-name="P8"/>
      <text:p text:style-name="P9"><text:span text:style-name="T2">4.</text:span>Find the dis<text:span text:style-name="T2">t</text:span>ributer name who sold petrol in least amount.</text:p>
      <text:p text:style-name="P9"/>
      <text:p text:style-name="P11">dn = group P by Distributer_name;</text:p>
      <text:p text:style-name="P11"></text:p>
      <text:p text:style-name="P11">le = foreach dn generate group, MIN(P.volumeOut);</text:p>
      <text:p text:style-name="P11"></text:p>
      <text:p text:style-name="P11">ord = order le by $1 ASC;</text:p>
      <text:p text:style-name="P11"></text:p>
      <text:p text:style-name="P11">lli = limit ord 1;</text:p>
      <text:p text:style-name="P11"/>
      <text:p text:style-name="P11">dump lli</text:p>
      <text:p text:style-name="P11"/>
      <text:p text:style-name="P12">(Bharat,602)</text:p>
      <text:p text:style-name="P2"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3:57:45.316996098</meta:creation-date>
    <dc:date>2016-09-25T14:23:35.401357391</dc:date>
    <meta:editing-duration>PT9M1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59" meta:word-count="207" meta:character-count="1911" meta:non-whitespace-character-count="1707"/>
  </office:meta>
</office:document-meta>
</file>